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3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193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-0.999cm" svg:height="-4.499cm" svg:x="3.866cm" svg:y="12cm" svg:viewBox="0 0 -1000 -4500" draw:points="0,0 250,0 250,2500 750,2000 1000,2250 250,3000 250,3500 750,3000 1000,3250 250,4000 250,4500 0,4500">
          <text:p/>
        </draw:polygon>
        <draw:polygon draw:style-name="gr1" draw:text-style-name="P1" draw:layer="layout" svg:width="0.999cm" svg:height="4.499cm" svg:x="4.116cm" svg:y="7.5cm" svg:viewBox="0 0 1000 4500" draw:points="0,4500 250,4500 250,2000 750,2500 1000,2250 250,1500 250,0 0,0">
          <text:p/>
        </draw:polygon>
        <draw:polygon draw:style-name="gr1" draw:text-style-name="P1" draw:layer="layout" svg:width="4.499cm" svg:height="0.999cm" draw:transform="rotate (1.5707963267949) translate (6.866cm 12cm)" svg:viewBox="0 0 4500 1000" draw:points="0,750 2500,750 2000,250 2250,0 3000,750 4500,750 4500,1000 0,1000">
          <text:p/>
        </draw:polygon>
        <draw:polygon draw:style-name="gr1" draw:text-style-name="P1" draw:layer="layout" svg:width="-0.999cm" svg:height="-4.499cm" svg:x="9.116cm" svg:y="12cm" svg:viewBox="0 0 -1000 -4500" draw:points="750,0 1000,0 1000,4500 750,4500 750,4000 0,3250 250,3000 750,3500 750,3000 0,2250 250,2000 750,2500">
          <text:p/>
        </draw:polygon>
        <draw:polygon draw:style-name="gr1" draw:text-style-name="P1" draw:layer="layout" svg:width="-0.999cm" svg:height="-4.499cm" svg:x="12.116cm" svg:y="12cm" svg:viewBox="0 0 -1000 -4500" draw:points="0,0 250,0 250,2500 750,2000 1000,2250 250,3000 250,3500 750,3000 1000,3250 250,4000 250,4500 0,4500">
          <text:p/>
        </draw:polygon>
        <draw:polygon draw:style-name="gr1" draw:text-style-name="P1" draw:layer="layout" svg:width="-0.999cm" svg:height="-4.499cm" svg:x="13.366cm" svg:y="12cm" svg:viewBox="0 0 -1000 -4500" draw:points="750,4500 1000,4500 1000,0 750,0 750,3500 250,3000 0,3250 750,4000">
          <text:p/>
        </draw:polygon>
        <draw:polygon draw:style-name="gr1" draw:text-style-name="P1" draw:layer="layout" svg:width="-0.999cm" svg:height="-4.499cm" svg:x="17.616cm" svg:y="12cm" svg:viewBox="0 0 -1000 -4500" draw:points="750,0 1000,0 1000,4500 750,4500 750,4000 0,3250 250,3000 750,3500 750,3000 0,2250 250,2000 750,2500">
          <text:p/>
        </draw:polygon>
        <draw:polygon draw:style-name="gr1" draw:text-style-name="P1" draw:layer="layout" svg:width="4.499cm" svg:height="0.999cm" draw:transform="rotate (1.5707963267949) translate (15.366cm 12cm)" svg:viewBox="0 0 4500 1000" draw:points="0,1000 4500,1000 4500,750 4000,750 3250,0 3000,250 3500,750 0,750">
          <text:p/>
        </draw:polygon>
        <draw:polygon draw:style-name="gr1" draw:text-style-name="P1" draw:layer="layout" svg:width="-0.999cm" svg:height="-4.499cm" svg:x="3.866cm" svg:y="19cm" svg:viewBox="0 0 -1000 -4500" draw:points="0,0 250,0 250,2500 1000,3250 750,3500 250,3000 250,3500 1000,4250 750,4500 250,4000 250,4500 0,4500">
          <text:p/>
        </draw:polygon>
        <draw:polygon draw:style-name="gr1" draw:text-style-name="P1" draw:layer="layout" svg:width="-0.999cm" svg:height="-4.499cm" svg:x="12.116cm" svg:y="19cm" svg:viewBox="0 0 -1000 -4500" draw:points="0,0 250,0 250,2500 1000,3250 750,3500 250,3000 250,3500 1000,4250 750,4500 250,4000 250,4500 0,4500">
          <text:p/>
        </draw:polygon>
        <draw:polygon draw:style-name="gr1" draw:text-style-name="P1" draw:layer="layout" svg:width="0.999cm" svg:height="4.499cm" svg:x="4.116cm" svg:y="14.5cm" svg:viewBox="0 0 1000 4500" draw:points="0,4500 250,4500 250,2000 1000,1250 750,1000 250,1500 250,0 0,0">
          <text:p/>
        </draw:polygon>
        <draw:polygon draw:style-name="gr1" draw:text-style-name="P1" draw:layer="layout" svg:width="-0.999cm" svg:height="-4.499cm" svg:x="7.866cm" svg:y="19cm" svg:viewBox="0 0 -1000 -4500" draw:points="0,4500 250,4500 250,3000 750,3500 1000,3250 250,2500 250,0 0,0">
          <text:p/>
        </draw:polygon>
        <draw:polygon draw:style-name="gr1" draw:text-style-name="P1" draw:layer="layout" svg:width="-0.999cm" svg:height="-4.499cm" svg:x="9.116cm" svg:y="19cm" svg:viewBox="0 0 -1000 -4500" draw:points="750,4500 1000,4500 1000,0 750,0 750,2500 0,3250 250,3500 750,3000 750,3500 0,4250 250,4500 750,4000">
          <text:p/>
        </draw:polygon>
        <draw:polygon draw:style-name="gr1" draw:text-style-name="P1" draw:layer="layout" svg:width="-0.999cm" svg:height="-4.499cm" svg:x="17.616cm" svg:y="19cm" svg:viewBox="0 0 -1000 -4500" draw:points="750,4500 1000,4500 1000,0 750,0 750,2500 0,3250 250,3500 750,3000 750,3500 0,4250 250,4500 750,4000">
          <text:p/>
        </draw:polygon>
        <draw:polygon draw:style-name="gr1" draw:text-style-name="P1" draw:layer="layout" svg:width="-0.999cm" svg:height="-4.499cm" svg:x="13.366cm" svg:y="19cm" svg:viewBox="0 0 -1000 -4500" draw:points="750,4500 1000,4500 1000,0 750,0 750,3500 0,4250 250,4500 750,4000">
          <text:p/>
        </draw:polygon>
        <draw:polygon draw:style-name="gr1" draw:text-style-name="P1" draw:layer="layout" svg:width="-0.999cm" svg:height="-4.499cm" svg:x="16.366cm" svg:y="19cm" svg:viewBox="0 0 -1000 -4500" draw:points="0,0 250,0 250,3500 1000,4250 750,4500 250,4000 250,4500 0,4500">
          <text:p/>
        </draw:polygon>
        <draw:frame draw:style-name="gr2" draw:text-style-name="P2" draw:layer="layout" svg:width="4.651cm" svg:height="1.826cm" svg:x="8.25cm" svg:y="1.924cm">
          <draw:text-box>
            <text:p><text:span text:style-name="T1">Runen</text:span></text:p>
          </draw:text-box>
        </draw:frame>
        <draw:frame draw:style-name="gr3" draw:layer="layout" svg:width="2.331cm" svg:height="1.352cm" svg:x="2.868cm" svg:y="5.441cm">
          <draw:text-box>
            <text:p>Chaos</text:p>
            <text:p text:style-name="P1"><text:span text:style-name="T2">Feuer</text:span></text:p>
          </draw:text-box>
        </draw:frame>
        <draw:frame draw:style-name="gr2" draw:layer="layout" svg:width="3.872cm" svg:height="1.352cm" svg:x="6.25cm" svg:y="5.648cm">
          <draw:text-box>
            <text:p>Erschaffung</text:p>
            <text:p text:style-name="P1"><text:span text:style-name="T2">Wasser</text:span></text:p>
          </draw:text-box>
        </draw:frame>
        <draw:frame draw:style-name="gr2" draw:layer="layout" svg:width="3.072cm" svg:height="1.352cm" svg:x="10.75cm" svg:y="5.75cm">
          <draw:text-box>
            <text:p>Fesslung</text:p>
            <text:p text:style-name="P1"><text:span text:style-name="T2">Erde</text:span></text:p>
          </draw:text-box>
        </draw:frame>
        <draw:frame draw:style-name="gr2" draw:layer="layout" svg:width="3.211cm" svg:height="1.352cm" svg:x="14.789cm" svg:y="5.75cm">
          <draw:text-box>
            <text:p>Befreiung</text:p>
            <text:p text:style-name="P1"><text:span text:style-name="T2">Luft</text:span></text:p>
          </draw:text-box>
        </draw:frame>
        <draw:frame draw:style-name="gr2" draw:layer="layout" svg:width="4.994cm" svg:height="1.352cm" svg:x="1.5cm" svg:y="19.648cm">
          <draw:text-box>
            <text:p>Verschwendung</text:p>
            <text:p text:style-name="P1"><text:span text:style-name="T2">Tot</text:span></text:p>
          </draw:text-box>
        </draw:frame>
        <draw:frame draw:style-name="gr2" draw:layer="layout" svg:width="4.024cm" svg:height="1.352cm" svg:x="6.25cm" svg:y="19.75cm">
          <draw:text-box>
            <text:p>Sparsamkeit</text:p>
            <text:p text:style-name="P1"><text:span text:style-name="T2">Leben</text:span></text:p>
          </draw:text-box>
        </draw:frame>
        <draw:frame draw:style-name="gr4" draw:layer="layout" svg:width="4.5cm" svg:height="1.352cm" svg:x="10cm" svg:y="19.825cm">
          <draw:text-box>
            <text:p>Konzentration</text:p>
            <text:p text:style-name="P1"><text:span text:style-name="T2">Schnelligkeit</text:span></text:p>
          </draw:text-box>
        </draw:frame>
        <draw:frame draw:style-name="gr2" draw:layer="layout" svg:width="4.27cm" svg:height="1.352cm" svg:x="14.25cm" svg:y="19.75cm">
          <draw:text-box>
            <text:p>Improvisation</text:p>
            <text:p text:style-name="P1"><text:span text:style-name="T2">Intelligenz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01T14:31:13.05</meta:creation-date>
    <dc:date>2011-09-01T16:43:47.85</dc:date>
    <meta:editing-duration>PT12M46S</meta:editing-duration>
    <meta:editing-cycles>2</meta:editing-cycles>
    <meta:generator>LibreOffice/3.4$Win32 LibreOffice_project/340m1$Build-203</meta:generator>
    <meta:document-statistic meta:object-count="25"/>
  </office:meta>
</office:document-meta>
</file>